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4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 table:number-rows-repeated="6522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 table:number-rows-repeated="6544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2">02/02/2007</text:date>, <text:time>08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2-02T08:15:05</dc:date>
    <dc:language>en-US</dc:language>
    <meta:editing-cycles>126</meta:editing-cycles>
    <meta:editing-duration>P1DT13H52M55S</meta:editing-duration>
    <meta:user-defined meta:name="Info 1"/>
    <meta:user-defined meta:name="Info 2"/>
    <meta:user-defined meta:name="Info 3"/>
    <meta:user-defined meta:name="Info 4"/>
    <meta:document-statistic meta:table-count="10" meta:cell-count="967"/>
  </office:meta>
</office:document-meta>
</file>